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47.57mm" svg:height="139.25mm" svg:x="0mm" svg:y="32.08mm">
            <draw:object draw:notify-on-update-of-ranges="Planilha1.A1:Planilha1.A1 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 Planilha1.G1:Planilha1.G1 Planilha1.G2:Planilha1.G7 Planilha1.H1:Planilha1.H1 Planilha1.H2:Planilha1.H7 Planilha1.I1:Planilha1.I1 Planilha1.I2:Planilha1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equencial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</text:p>
          </table:table-cell>
          <table:table-cell office:value-type="string" calcext:value-type="string">
            <text:p>3 Thread</text:p>
          </table:table-cell>
          <table:table-cell office:value-type="string" calcext:value-type="string">
            <text:p>4 Thread</text:p>
          </table:table-cell>
          <table:table-cell office:value-type="string" calcext:value-type="string">
            <text:p>8 Thread</text:p>
          </table:table-cell>
          <table:table-cell office:value-type="string" calcext:value-type="string">
            <text:p>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.418" calcext:value-type="float">
            <text:p>90,418</text:p>
          </table:table-cell>
          <table:table-cell office:value-type="float" office:value="44912.6" calcext:value-type="float">
            <text:p>44912,6</text:p>
          </table:table-cell>
          <table:table-cell office:value-type="float" office:value="367.528" calcext:value-type="float">
            <text:p>367,528</text:p>
          </table:table-cell>
          <table:table-cell office:value-type="float" office:value="282.495" calcext:value-type="float">
            <text:p>282,495</text:p>
          </table:table-cell>
          <table:table-cell office:value-type="float" office:value="175.573" calcext:value-type="float">
            <text:p>175,573</text:p>
          </table:table-cell>
          <table:table-cell office:value-type="float" office:value="167.134" calcext:value-type="float">
            <text:p>167,134</text:p>
          </table:table-cell>
          <table:table-cell office:value-type="float" office:value="155.842" calcext:value-type="float">
            <text:p>155,84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.899" calcext:value-type="float">
            <text:p>190,899</text:p>
          </table:table-cell>
          <table:table-cell office:value-type="float" office:value="46292.4" calcext:value-type="float">
            <text:p>46292,4</text:p>
          </table:table-cell>
          <table:table-cell office:value-type="float" office:value="413.806" calcext:value-type="float">
            <text:p>413,806</text:p>
          </table:table-cell>
          <table:table-cell office:value-type="float" office:value="236.332" calcext:value-type="float">
            <text:p>236,332</text:p>
          </table:table-cell>
          <table:table-cell office:value-type="float" office:value="204.474" calcext:value-type="float">
            <text:p>204,474</text:p>
          </table:table-cell>
          <table:table-cell office:value-type="float" office:value="183.697" calcext:value-type="float">
            <text:p>183,697</text:p>
          </table:table-cell>
          <table:table-cell office:value-type="float" office:value="185.929" calcext:value-type="float">
            <text:p>185,92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35.9" calcext:value-type="float">
            <text:p>8835,9</text:p>
          </table:table-cell>
          <table:table-cell office:value-type="float" office:value="40926" calcext:value-type="float">
            <text:p>40926</text:p>
          </table:table-cell>
          <table:table-cell office:value-type="float" office:value="4453.81" calcext:value-type="float">
            <text:p>4453,81</text:p>
          </table:table-cell>
          <table:table-cell office:value-type="float" office:value="2566.69" calcext:value-type="float">
            <text:p>2566,69</text:p>
          </table:table-cell>
          <table:table-cell office:value-type="float" office:value="2214.02" calcext:value-type="float">
            <text:p>2214,02</text:p>
          </table:table-cell>
          <table:table-cell office:value-type="float" office:value="1982.51" calcext:value-type="float">
            <text:p>1982,51</text:p>
          </table:table-cell>
          <table:table-cell office:value-type="float" office:value="1912.41" calcext:value-type="float">
            <text:p>1912,41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779.6" calcext:value-type="float">
            <text:p>43779,6</text:p>
          </table:table-cell>
          <table:table-cell office:value-type="float" office:value="44444.3" calcext:value-type="float">
            <text:p>44444,3</text:p>
          </table:table-cell>
          <table:table-cell office:value-type="float" office:value="21531.1" calcext:value-type="float">
            <text:p>21531,1</text:p>
          </table:table-cell>
          <table:table-cell office:value-type="float" office:value="11592.3" calcext:value-type="float">
            <text:p>11592,3</text:p>
          </table:table-cell>
          <table:table-cell office:value-type="float" office:value="10914.4" calcext:value-type="float">
            <text:p>10914,4</text:p>
          </table:table-cell>
          <table:table-cell office:value-type="float" office:value="8945.31" calcext:value-type="float">
            <text:p>8945,31</text:p>
          </table:table-cell>
          <table:table-cell office:value-type="float" office:value="9119.2" calcext:value-type="float">
            <text:p>9119,2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412.9" calcext:value-type="float">
            <text:p>87412,9</text:p>
          </table:table-cell>
          <table:table-cell office:value-type="float" office:value="40325.7" calcext:value-type="float">
            <text:p>40325,7</text:p>
          </table:table-cell>
          <table:table-cell office:value-type="float" office:value="45446.6" calcext:value-type="float">
            <text:p>45446,6</text:p>
          </table:table-cell>
          <table:table-cell office:value-type="float" office:value="23583.2" calcext:value-type="float">
            <text:p>23583,2</text:p>
          </table:table-cell>
          <table:table-cell office:value-type="float" office:value="20494.7" calcext:value-type="float">
            <text:p>20494,7</text:p>
          </table:table-cell>
          <table:table-cell office:value-type="float" office:value="18430.2" calcext:value-type="float">
            <text:p>18430,2</text:p>
          </table:table-cell>
          <table:table-cell office:value-type="float" office:value="18824.4" calcext:value-type="float">
            <text:p>18824,4</text:p>
          </table:table-cell>
          <table:table-cell office:value-type="float" office:value="0.419" calcext:value-type="float">
            <text:p>0,4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60710" calcext:value-type="float">
            <text:p>460710</text:p>
          </table:table-cell>
          <table:table-cell office:value-type="float" office:value="41268.9" calcext:value-type="float">
            <text:p>41268,9</text:p>
          </table:table-cell>
          <table:table-cell office:value-type="float" office:value="236237" calcext:value-type="float">
            <text:p>236237</text:p>
          </table:table-cell>
          <table:table-cell office:value-type="float" office:value="138772" calcext:value-type="float">
            <text:p>138772</text:p>
          </table:table-cell>
          <table:table-cell office:value-type="float" office:value="112109" calcext:value-type="float">
            <text:p>112109</text:p>
          </table:table-cell>
          <table:table-cell office:value-type="float" office:value="102195" calcext:value-type="float">
            <text:p>102195</text:p>
          </table:table-cell>
          <table:table-cell office:value-type="float" office:value="102784" calcext:value-type="float">
            <text:p>102784</text:p>
          </table:table-cell>
          <table:table-cell office:value-type="float" office:value="1.978" calcext:value-type="float">
            <text:p>1,978</text:p>
          </table:table-cell>
        </table:table-row>
        <table:table-row table:style-name="ro1">
          <table:table-cell/>
          <table:table-cell office:value-type="string" calcext:value-type="string">
            <text:p>Seq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3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  <table:table-cell office:value-type="string" calcext:value-type="string">
            <text:p>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10([.B2])" office:value-type="float" office:value="1.95625489643229" calcext:value-type="float">
            <text:p>1,95625489643229</text:p>
          </table:table-cell>
          <table:table-cell table:formula="of:=LOG10([.C2])" office:value-type="float" office:value="4.65236819719072" calcext:value-type="float">
            <text:p>4,65236819719072</text:p>
          </table:table-cell>
          <table:table-cell table:formula="of:=LOG10([.D2])" office:value-type="float" office:value="2.56529043126312" calcext:value-type="float">
            <text:p>2,56529043126312</text:p>
          </table:table-cell>
          <table:table-cell table:formula="of:=LOG10([.E2])" office:value-type="float" office:value="2.45101076545943" calcext:value-type="float">
            <text:p>2,45101076545943</text:p>
          </table:table-cell>
          <table:table-cell table:formula="of:=LOG10([.F2])" office:value-type="float" office:value="2.24445772994943" calcext:value-type="float">
            <text:p>2,24445772994943</text:p>
          </table:table-cell>
          <table:table-cell table:formula="of:=LOG10([.G2])" office:value-type="float" office:value="2.22306480722649" calcext:value-type="float">
            <text:p>2,22306480722649</text:p>
          </table:table-cell>
          <table:table-cell table:formula="of:=LOG10([.H2])" office:value-type="float" office:value="2.19268451309326" calcext:value-type="float">
            <text:p>2,19268451309326</text:p>
          </table:table-cell>
          <table:table-cell office:value-type="float" office:value="0.133106907" calcext:value-type="float">
            <text:p>0,133106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10([.B3])" office:value-type="float" office:value="2.28080365340352" calcext:value-type="float">
            <text:p>2,28080365340352</text:p>
          </table:table-cell>
          <table:table-cell table:formula="of:=LOG10([.C3])" office:value-type="float" office:value="4.66550969708735" calcext:value-type="float">
            <text:p>4,66550969708735</text:p>
          </table:table-cell>
          <table:table-cell table:formula="of:=LOG10([.D3])" office:value-type="float" office:value="2.6167967834491" calcext:value-type="float">
            <text:p>2,6167967834491</text:p>
          </table:table-cell>
          <table:table-cell table:formula="of:=LOG10([.E3])" office:value-type="float" office:value="2.37352253027606" calcext:value-type="float">
            <text:p>2,37352253027606</text:p>
          </table:table-cell>
          <table:table-cell table:formula="of:=LOG10([.F3])" office:value-type="float" office:value="2.31063809290865" calcext:value-type="float">
            <text:p>2,31063809290865</text:p>
          </table:table-cell>
          <table:table-cell table:formula="of:=LOG10([.G3])" office:value-type="float" office:value="2.26410206379582" calcext:value-type="float">
            <text:p>2,26410206379582</text:p>
          </table:table-cell>
          <table:table-cell table:formula="of:=LOG10([.H3])" office:value-type="float" office:value="2.26934713349281" calcext:value-type="float">
            <text:p>2,26934713349281</text:p>
          </table:table-cell>
          <table:table-cell office:value-type="float" office:value="0.214666597" calcext:value-type="float">
            <text:p>0,2146665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10([.B4])" office:value-type="float" office:value="3.94625079211407" calcext:value-type="float">
            <text:p>3,94625079211407</text:p>
          </table:table-cell>
          <table:table-cell table:formula="of:=LOG10([.C4])" office:value-type="float" office:value="4.61199929991479" calcext:value-type="float">
            <text:p>4,61199929991479</text:p>
          </table:table-cell>
          <table:table-cell table:formula="of:=LOG10([.D4])" office:value-type="float" office:value="3.64873168604521" calcext:value-type="float">
            <text:p>3,64873168604521</text:p>
          </table:table-cell>
          <table:table-cell table:formula="of:=LOG10([.E4])" office:value-type="float" office:value="3.40937341856653" calcext:value-type="float">
            <text:p>3,40937341856653</text:p>
          </table:table-cell>
          <table:table-cell table:formula="of:=LOG10([.F4])" office:value-type="float" office:value="3.34518153969104" calcext:value-type="float">
            <text:p>3,34518153969104</text:p>
          </table:table-cell>
          <table:table-cell table:formula="of:=LOG10([.G4])" office:value-type="float" office:value="3.29721538662463" calcext:value-type="float">
            <text:p>3,29721538662463</text:p>
          </table:table-cell>
          <table:table-cell table:formula="of:=LOG10([.H4])" office:value-type="float" office:value="3.28158100595738" calcext:value-type="float">
            <text:p>3,28158100595738</text:p>
          </table:table-cell>
          <table:table-cell office:value-type="float" office:value="0.296226287" calcext:value-type="float">
            <text:p>0,2962262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LOG10([.B5])" office:value-type="float" office:value="4.64127178924228" calcext:value-type="float">
            <text:p>4,64127178924228</text:p>
          </table:table-cell>
          <table:table-cell table:formula="of:=LOG10([.C5])" office:value-type="float" office:value="4.64781607042928" calcext:value-type="float">
            <text:p>4,64781607042928</text:p>
          </table:table-cell>
          <table:table-cell table:formula="of:=LOG10([.D5])" office:value-type="float" office:value="4.3330662180133" calcext:value-type="float">
            <text:p>4,3330662180133</text:p>
          </table:table-cell>
          <table:table-cell table:formula="of:=LOG10([.E5])" office:value-type="float" office:value="4.06416961182291" calcext:value-type="float">
            <text:p>4,06416961182291</text:p>
          </table:table-cell>
          <table:table-cell table:formula="of:=LOG10([.F5])" office:value-type="float" office:value="4.03799986612382" calcext:value-type="float">
            <text:p>4,03799986612382</text:p>
          </table:table-cell>
          <table:table-cell table:formula="of:=LOG10([.G5])" office:value-type="float" office:value="3.95159539565314" calcext:value-type="float">
            <text:p>3,95159539565314</text:p>
          </table:table-cell>
          <table:table-cell table:formula="of:=LOG10([.H5])" office:value-type="float" office:value="3.95995674065026" calcext:value-type="float">
            <text:p>3,95995674065026</text:p>
          </table:table-cell>
          <table:table-cell office:value-type="float" office:value="0.377785977" calcext:value-type="float">
            <text:p>0,3777859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LOG10([.B6])" office:value-type="float" office:value="4.94157552857729" calcext:value-type="float">
            <text:p>4,94157552857729</text:p>
          </table:table-cell>
          <table:table-cell table:formula="of:=LOG10([.C6])" office:value-type="float" office:value="4.60558191489544" calcext:value-type="float">
            <text:p>4,60558191489544</text:p>
          </table:table-cell>
          <table:table-cell table:formula="of:=LOG10([.D6])" office:value-type="float" office:value="4.65750139786664" calcext:value-type="float">
            <text:p>4,65750139786664</text:p>
          </table:table-cell>
          <table:table-cell table:formula="of:=LOG10([.E6])" office:value-type="float" office:value="4.37260273409456" calcext:value-type="float">
            <text:p>4,37260273409456</text:p>
          </table:table-cell>
          <table:table-cell table:formula="of:=LOG10([.F6])" office:value-type="float" office:value="4.31164156552648" calcext:value-type="float">
            <text:p>4,31164156552648</text:p>
          </table:table-cell>
          <table:table-cell table:formula="of:=LOG10([.G6])" office:value-type="float" office:value="4.26553004810161" calcext:value-type="float">
            <text:p>4,26553004810161</text:p>
          </table:table-cell>
          <table:table-cell table:formula="of:=LOG10([.H6])" office:value-type="float" office:value="4.27472114259694" calcext:value-type="float">
            <text:p>4,27472114259694</text:p>
          </table:table-cell>
          <table:table-cell office:value-type="float" office:value="0.701146924" calcext:value-type="float">
            <text:p>0,7011469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LOG10([.B7])" office:value-type="float" office:value="5.66342763898957" calcext:value-type="float">
            <text:p>5,66342763898957</text:p>
          </table:table-cell>
          <table:table-cell table:formula="of:=LOG10([.C7])" office:value-type="float" office:value="4.61562289314936" calcext:value-type="float">
            <text:p>4,61562289314936</text:p>
          </table:table-cell>
          <table:table-cell table:formula="of:=LOG10([.D7])" office:value-type="float" office:value="5.373347918838" calcext:value-type="float">
            <text:p>5,373347918838</text:p>
          </table:table-cell>
          <table:table-cell table:formula="of:=LOG10([.E7])" office:value-type="float" office:value="5.14230184744307" calcext:value-type="float">
            <text:p>5,14230184744307</text:p>
          </table:table-cell>
          <table:table-cell table:formula="of:=LOG10([.F7])" office:value-type="float" office:value="5.04964047872737" calcext:value-type="float">
            <text:p>5,04964047872737</text:p>
          </table:table-cell>
          <table:table-cell table:formula="of:=LOG10([.G7])" office:value-type="float" office:value="5.00942964799508" calcext:value-type="float">
            <text:p>5,00942964799508</text:p>
          </table:table-cell>
          <table:table-cell table:formula="of:=LOG10([.H7])" office:value-type="float" office:value="5.01192551492655" calcext:value-type="float">
            <text:p>5,01192551492655</text:p>
          </table:table-cell>
          <table:table-cell office:value-type="float" office:value="1.431798276" calcext:value-type="float">
            <text:p>1,431798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0:31:10.978715162</meta:creation-date>
    <dc:date>2019-05-30T21:14:40.144411568</dc:date>
    <meta:editing-duration>PT1M36S</meta:editing-duration>
    <meta:editing-cycles>1</meta:editing-cycles>
    <meta:document-statistic meta:table-count="1" meta:cell-count="1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758cm" svg:height="13.926cm" xlink:href=".." xlink:type="simple" chart:class="chart:line" chart:style-name="ch1">
        <chart:title svg:x="10.153cm" svg:y="0.414cm" chart:style-name="ch2">
          <text:p>Exercicio Programa 1</text:p>
        </chart:title>
        <chart:subtitle svg:x="8.671cm" svg:y="1.471cm" chart:style-name="ch3">
          <text:p>Processamento Paralelo - Password Leak</text:p>
        </chart:subtitle>
        <chart:legend chart:legend-position="end" svg:x="21.721cm" svg:y="4.921cm" style:legend-expansion="high" chart:style-name="ch4"/>
        <chart:plot-area chart:style-name="ch5" table:cell-range-address="Planilha1.A1:Planilha1.I7" chart:data-source-has-labels="both" svg:x="1.506cm" svg:y="2.432cm" svg:width="19.72cm" svg:height="10.235cm">
          <chartooo:coordinate-region svg:x="2.868cm" svg:y="2.631cm" svg:width="17.986cm" svg:height="9.389cm"/>
          <chart:axis chart:dimension="x" chart:name="primary-x" chart:style-name="ch6" chartooo:axis-type="auto">
            <chartooo:date-scale/>
            <chart:title svg:x="9.086cm" svg:y="12.945cm" chart:style-name="ch7">
              <text:p>Tamanho do Arquivo de Busca</text:p>
            </chart:title>
            <chart:categories table:cell-range-address="Planilha1.A2:Planilha1.A7"/>
          </chart:axis>
          <chart:axis chart:dimension="y" chart:name="primary-y" chart:style-name="ch6">
            <chart:title svg:x="0.451cm" svg:y="8.109cm" chart:style-name="ch8">
              <text:p>Tempo</text:p>
            </chart:title>
            <chart:grid chart:style-name="ch9" chart:class="major"/>
          </chart:axis>
          <chart:series chart:style-name="ch10" chart:values-cell-range-address="Planilha1.B2:Planilha1.B7" chart:label-cell-address="Planilha1.B1:Planilha1.B1" chart:class="chart:line">
            <chart:data-point chart:repeated="6"/>
          </chart:series>
          <chart:series chart:style-name="ch11" chart:values-cell-range-address="Planilha1.C2:Planilha1.C7" chart:label-cell-address="Planilha1.C1:Planilha1.C1" chart:class="chart:line">
            <chart:data-point chart:repeated="6"/>
          </chart:series>
          <chart:series chart:style-name="ch12" chart:values-cell-range-address="Planilha1.D2:Planilha1.D7" chart:label-cell-address="Planilha1.D1:Planilha1.D1" chart:class="chart:line">
            <chart:data-point chart:repeated="6"/>
          </chart:series>
          <chart:series chart:style-name="ch13" chart:values-cell-range-address="Planilha1.E2:Planilha1.E7" chart:label-cell-address="Planilha1.E1:Planilha1.E1" chart:class="chart:line">
            <chart:data-point chart:repeated="6"/>
          </chart:series>
          <chart:series chart:style-name="ch14" chart:values-cell-range-address="Planilha1.F2:Planilha1.F7" chart:label-cell-address="Planilha1.F1:Planilha1.F1" chart:class="chart:line">
            <chart:data-point chart:repeated="6"/>
          </chart:series>
          <chart:series chart:style-name="ch15" chart:values-cell-range-address="Planilha1.G2:Planilha1.G7" chart:label-cell-address="Planilha1.G1:Planilha1.G1" chart:class="chart:line">
            <chart:data-point chart:repeated="6"/>
          </chart:series>
          <chart:series chart:style-name="ch16" chart:values-cell-range-address="Planilha1.H2:Planilha1.H7" chart:label-cell-address="Planilha1.H1:Planilha1.H1" chart:class="chart:line">
            <chart:data-point chart:repeated="6"/>
          </chart:series>
          <chart:series chart:style-name="ch17" chart:values-cell-range-address="Planilha1.I2:Planilha1.I7" chart:label-cell-address="Planilha1.I1:Planilha1.I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  <draw:g>
                  <svg:desc>Planilha1.B1:Planilha1.B1</svg:desc>
                </draw:g>
              </table:table-cell>
              <table:table-cell office:value-type="string">
                <text:p>BST</text:p>
                <draw:g>
                  <svg:desc>Planilha1.C1:Planilha1.C1</svg:desc>
                </draw:g>
              </table:table-cell>
              <table:table-cell office:value-type="string">
                <text:p>1 Thread</text:p>
                <draw:g>
                  <svg:desc>Planilha1.D1:Planilha1.D1</svg:desc>
                </draw:g>
              </table:table-cell>
              <table:table-cell office:value-type="string">
                <text:p>2 Thread</text:p>
                <draw:g>
                  <svg:desc>Planilha1.E1:Planilha1.E1</svg:desc>
                </draw:g>
              </table:table-cell>
              <table:table-cell office:value-type="string">
                <text:p>3 Thread</text:p>
                <draw:g>
                  <svg:desc>Planilha1.F1:Planilha1.F1</svg:desc>
                </draw:g>
              </table:table-cell>
              <table:table-cell office:value-type="string">
                <text:p>4 Thread</text:p>
                <draw:g>
                  <svg:desc>Planilha1.G1:Planilha1.G1</svg:desc>
                </draw:g>
              </table:table-cell>
              <table:table-cell office:value-type="string">
                <text:p>8 Thread</text:p>
                <draw:g>
                  <svg:desc>Planilha1.H1:Planilha1.H1</svg:desc>
                </draw:g>
              </table:table-cell>
              <table:table-cell office:value-type="string">
                <text:p>Hash</text:p>
                <draw:g>
                  <svg:desc>Planilha1.I1:Planilha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7</svg:desc>
                </draw:g>
              </table:table-cell>
              <table:table-cell office:value-type="float" office:value="90.418">
                <text:p>90.418</text:p>
                <draw:g>
                  <svg:desc>Planilha1.B2:Planilha1.B7</svg:desc>
                </draw:g>
              </table:table-cell>
              <table:table-cell office:value-type="float" office:value="44912.6">
                <text:p>44912.6</text:p>
                <draw:g>
                  <svg:desc>Planilha1.C2:Planilha1.C7</svg:desc>
                </draw:g>
              </table:table-cell>
              <table:table-cell office:value-type="float" office:value="367.528">
                <text:p>367.528</text:p>
                <draw:g>
                  <svg:desc>Planilha1.D2:Planilha1.D7</svg:desc>
                </draw:g>
              </table:table-cell>
              <table:table-cell office:value-type="float" office:value="282.495">
                <text:p>282.495</text:p>
                <draw:g>
                  <svg:desc>Planilha1.E2:Planilha1.E7</svg:desc>
                </draw:g>
              </table:table-cell>
              <table:table-cell office:value-type="float" office:value="175.573">
                <text:p>175.573</text:p>
                <draw:g>
                  <svg:desc>Planilha1.F2:Planilha1.F7</svg:desc>
                </draw:g>
              </table:table-cell>
              <table:table-cell office:value-type="float" office:value="167.134">
                <text:p>167.134</text:p>
                <draw:g>
                  <svg:desc>Planilha1.G2:Planilha1.G7</svg:desc>
                </draw:g>
              </table:table-cell>
              <table:table-cell office:value-type="float" office:value="155.842">
                <text:p>155.842</text:p>
                <draw:g>
                  <svg:desc>Planilha1.H2:Planilha1.H7</svg:desc>
                </draw:g>
              </table:table-cell>
              <table:table-cell office:value-type="float" office:value="0.001">
                <text:p>0.001</text:p>
                <draw:g>
                  <svg:desc>Planilha1.I2:Planilha1.I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0.899">
                <text:p>190.899</text:p>
              </table:table-cell>
              <table:table-cell office:value-type="float" office:value="46292.4">
                <text:p>46292.4</text:p>
              </table:table-cell>
              <table:table-cell office:value-type="float" office:value="413.806">
                <text:p>413.806</text:p>
              </table:table-cell>
              <table:table-cell office:value-type="float" office:value="236.332">
                <text:p>236.332</text:p>
              </table:table-cell>
              <table:table-cell office:value-type="float" office:value="204.474">
                <text:p>204.474</text:p>
              </table:table-cell>
              <table:table-cell office:value-type="float" office:value="183.697">
                <text:p>183.697</text:p>
              </table:table-cell>
              <table:table-cell office:value-type="float" office:value="185.929">
                <text:p>185.92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835.9">
                <text:p>8835.9</text:p>
              </table:table-cell>
              <table:table-cell office:value-type="float" office:value="40926">
                <text:p>40926</text:p>
              </table:table-cell>
              <table:table-cell office:value-type="float" office:value="4453.81">
                <text:p>4453.81</text:p>
              </table:table-cell>
              <table:table-cell office:value-type="float" office:value="2566.69">
                <text:p>2566.69</text:p>
              </table:table-cell>
              <table:table-cell office:value-type="float" office:value="2214.02">
                <text:p>2214.02</text:p>
              </table:table-cell>
              <table:table-cell office:value-type="float" office:value="1982.51">
                <text:p>1982.51</text:p>
              </table:table-cell>
              <table:table-cell office:value-type="float" office:value="1912.41">
                <text:p>1912.4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3779.6">
                <text:p>43779.6</text:p>
              </table:table-cell>
              <table:table-cell office:value-type="float" office:value="44444.3">
                <text:p>44444.3</text:p>
              </table:table-cell>
              <table:table-cell office:value-type="float" office:value="21531.1">
                <text:p>21531.1</text:p>
              </table:table-cell>
              <table:table-cell office:value-type="float" office:value="11592.3">
                <text:p>11592.3</text:p>
              </table:table-cell>
              <table:table-cell office:value-type="float" office:value="10914.4">
                <text:p>10914.4</text:p>
              </table:table-cell>
              <table:table-cell office:value-type="float" office:value="8945.31">
                <text:p>8945.31</text:p>
              </table:table-cell>
              <table:table-cell office:value-type="float" office:value="9119.2">
                <text:p>9119.2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412.9">
                <text:p>87412.9</text:p>
              </table:table-cell>
              <table:table-cell office:value-type="float" office:value="40325.7">
                <text:p>40325.7</text:p>
              </table:table-cell>
              <table:table-cell office:value-type="float" office:value="45446.6">
                <text:p>45446.6</text:p>
              </table:table-cell>
              <table:table-cell office:value-type="float" office:value="23583.2">
                <text:p>23583.2</text:p>
              </table:table-cell>
              <table:table-cell office:value-type="float" office:value="20494.7">
                <text:p>20494.7</text:p>
              </table:table-cell>
              <table:table-cell office:value-type="float" office:value="18430.2">
                <text:p>18430.2</text:p>
              </table:table-cell>
              <table:table-cell office:value-type="float" office:value="18824.4">
                <text:p>18824.4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60710">
                <text:p>460710</text:p>
              </table:table-cell>
              <table:table-cell office:value-type="float" office:value="41268.9">
                <text:p>41268.9</text:p>
              </table:table-cell>
              <table:table-cell office:value-type="float" office:value="236237">
                <text:p>236237</text:p>
              </table:table-cell>
              <table:table-cell office:value-type="float" office:value="138772">
                <text:p>138772</text:p>
              </table:table-cell>
              <table:table-cell office:value-type="float" office:value="112109">
                <text:p>112109</text:p>
              </table:table-cell>
              <table:table-cell office:value-type="float" office:value="102195">
                <text:p>102195</text:p>
              </table:table-cell>
              <table:table-cell office:value-type="float" office:value="102784">
                <text:p>102784</text:p>
              </table:table-cell>
              <table:table-cell office:value-type="float" office:value="1.978">
                <text:p>1.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